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5.611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932cm"/>
    </style:style>
    <style:style style:name="co5" style:family="table-column">
      <style:table-column-properties fo:break-before="auto" style:column-width="3.314cm"/>
    </style:style>
    <style:style style:name="co6" style:family="table-column">
      <style:table-column-properties fo:break-before="auto" style:column-width="3.143cm"/>
    </style:style>
    <style:style style:name="co7" style:family="table-column">
      <style:table-column-properties fo:break-before="auto" style:column-width="2.905cm"/>
    </style:style>
    <style:style style:name="co8" style:family="table-column">
      <style:table-column-properties fo:break-before="auto" style:column-width="4.408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Distance light &lt;--&gt; robot</text:p>
          </table:table-cell>
          <table:table-cell table:number-columns-repeated="6" office:value-type="string">
            <text:p>30 cm</text:p>
          </table:table-cell>
          <table:table-cell table:number-columns-repeated="6" office:value-type="string">
            <text:p>70 cm</text:p>
          </table:table-cell>
        </table:table-row>
        <table:table-row table:style-name="ro1">
          <table:table-cell office:value-type="string">
            <text:p>Angle robot &lt;--&gt; light</text:p>
          </table:table-cell>
          <table:table-cell office:value-type="string">
            <text:p>0 degrees</text:p>
          </table:table-cell>
          <table:table-cell office:value-type="string">
            <text:p>45 degrees</text:p>
          </table:table-cell>
          <table:table-cell office:value-type="string">
            <text:p>90 degrees</text:p>
          </table:table-cell>
          <table:table-cell office:value-type="string">
            <text:p>-45 degrees</text:p>
          </table:table-cell>
          <table:table-cell office:value-type="string">
            <text:p>-90 degrees</text:p>
          </table:table-cell>
          <table:table-cell office:value-type="string">
            <text:p>+-180 degrees</text:p>
          </table:table-cell>
          <table:table-cell office:value-type="string">
            <text:p>0 degrees</text:p>
          </table:table-cell>
          <table:table-cell office:value-type="string">
            <text:p>45 degrees</text:p>
          </table:table-cell>
          <table:table-cell office:value-type="string">
            <text:p>90 degrees</text:p>
          </table:table-cell>
          <table:table-cell office:value-type="string">
            <text:p>-45 degrees</text:p>
          </table:table-cell>
          <table:table-cell office:value-type="string">
            <text:p>-90 degrees</text:p>
          </table:table-cell>
          <table:table-cell office:value-type="string">
            <text:p>+-180 degrees</text:p>
          </table:table-cell>
        </table:table-row>
        <table:table-row table:style-name="ro1">
          <table:table-cell office:value-type="string">
            <text:p>Measured angle &amp; fluctuation</text:p>
          </table:table-cell>
          <table:table-cell office:value-type="string">
            <text:p>0 +-2 degrees</text:p>
          </table:table-cell>
          <table:table-cell office:value-type="string">
            <text:p>69 +- 1 degree</text:p>
          </table:table-cell>
          <table:table-cell office:value-type="string">
            <text:p>97 +- 2 degrees</text:p>
          </table:table-cell>
          <table:table-cell office:value-type="string">
            <text:p>-75 +- 1 degree</text:p>
          </table:table-cell>
          <table:table-cell office:value-type="string">
            <text:p>-110 +- 2 degrees</text:p>
          </table:table-cell>
          <table:table-cell office:value-type="string">
            <text:p>-170 +- 10 degrees</text:p>
          </table:table-cell>
          <table:table-cell office:value-type="string">
            <text:p>10 +- 5 degrees</text:p>
          </table:table-cell>
          <table:table-cell office:value-type="string">
            <text:p>68 +- 2 degrees</text:p>
          </table:table-cell>
          <table:table-cell office:value-type="string">
            <text:p>104 +- 1 degree</text:p>
          </table:table-cell>
          <table:table-cell office:value-type="string">
            <text:p>-75 +- 2 degrees</text:p>
          </table:table-cell>
          <table:table-cell office:value-type="string">
            <text:p>-109 +- 1 degree</text:p>
          </table:table-cell>
          <table:table-cell office:value-type="string">
            <text:p>+- 180 +- 2 degrees</text:p>
          </table:table-cell>
        </table:table-row>
        <table:table-row table:style-name="ro1">
          <table:table-cell table:number-columns-repeated="12"/>
          <table:table-cell office:value-type="string">
            <text:p>(fluctuates between them)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Trial Data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Time to complete</text:p>
          </table:table-cell>
          <table:table-cell table:number-columns-repeated="11"/>
        </table:table-row>
        <table:table-row table:style-name="ro1">
          <table:table-cell office:value-type="string">
            <text:p>t1</text:p>
          </table:table-cell>
          <table:table-cell office:value-type="string">
            <text:p>15s</text:p>
          </table:table-cell>
          <table:table-cell table:number-columns-repeated="11"/>
        </table:table-row>
        <table:table-row table:style-name="ro1">
          <table:table-cell office:value-type="string">
            <text:p>t2</text:p>
          </table:table-cell>
          <table:table-cell office:value-type="string">
            <text:p>45s</text:p>
          </table:table-cell>
          <table:table-cell table:number-columns-repeated="11"/>
        </table:table-row>
        <table:table-row table:style-name="ro1">
          <table:table-cell office:value-type="string">
            <text:p>t3</text:p>
          </table:table-cell>
          <table:table-cell office:value-type="string">
            <text:p>20s</text:p>
          </table:table-cell>
          <table:table-cell table:number-columns-repeated="11"/>
        </table:table-row>
        <table:table-row table:style-name="ro1">
          <table:table-cell office:value-type="string">
            <text:p>t4</text:p>
          </table:table-cell>
          <table:table-cell office:value-type="string">
            <text:p>3min</text:p>
          </table:table-cell>
          <table:table-cell table:number-columns-repeated="11"/>
        </table:table-row>
        <table:table-row table:style-name="ro1">
          <table:table-cell office:value-type="string">
            <text:p>t5</text:p>
          </table:table-cell>
          <table:table-cell office:value-type="string">
            <text:p>2min</text:p>
          </table:table-cell>
          <table:table-cell table:number-columns-repeated="11"/>
        </table:table-row>
        <table:table-row table:style-name="ro1">
          <table:table-cell office:value-type="string">
            <text:p>t6</text:p>
          </table:table-cell>
          <table:table-cell office:value-type="string">
            <text:p>30s</text:p>
          </table:table-cell>
          <table:table-cell table:number-columns-repeated="11"/>
        </table:table-row>
        <table:table-row table:style-name="ro1">
          <table:table-cell office:value-type="string">
            <text:p>t7</text:p>
          </table:table-cell>
          <table:table-cell office:value-type="string">
            <text:p>stuck after 45s due to black lamp</text:p>
          </table:table-cell>
          <table:table-cell table:number-columns-repeated="11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Bitstream Vera Sans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5">15/10/2012</text:date>, <text:time>12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Neugber</meta:initial-creator>
    <meta:creation-date>2012-10-15T10:37:15</meta:creation-date>
    <dc:date>2012-10-15T12:40:16</dc:date>
    <dc:creator>Samuel Neugber</dc:creator>
    <meta:editing-duration>PT31M20S</meta:editing-duration>
    <meta:editing-cycles>1</meta:editing-cycles>
    <meta:document-statistic meta:table-count="3" meta:cell-count="56" meta:object-count="0"/>
    <meta:generator>LibreOffice/3.4$Unix LibreOffice_project/340m1$Build-502</meta:generator>
  </office:meta>
</office:document-meta>
</file>